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44edb" officeooo:paragraph-rsid="00144edb"/>
    </style:style>
    <style:style style:name="P2" style:family="paragraph" style:parent-style-name="Standard">
      <style:text-properties style:font-name="Khmer OS" officeooo:rsid="00144edb" officeooo:paragraph-rsid="0016c9ef"/>
    </style:style>
    <style:style style:name="P3" style:family="paragraph" style:parent-style-name="Standard">
      <style:text-properties fo:color="#ffffff" loext:opacity="100%" style:font-name="Khmer OS" officeooo:rsid="00144edb" officeooo:paragraph-rsid="00144edb" fo:background-color="#00a933"/>
    </style:style>
    <style:style style:name="P4" style:family="paragraph" style:parent-style-name="Standard">
      <style:text-properties style:font-name="Khmer OS" officeooo:rsid="00144edb" officeooo:paragraph-rsid="00144edb"/>
    </style:style>
    <style:style style:name="P5" style:family="paragraph" style:parent-style-name="Standard">
      <style:text-properties style:font-name="Khmer OS" officeooo:rsid="00144edb" officeooo:paragraph-rsid="001b92d9"/>
    </style:style>
    <style:style style:name="P6" style:family="paragraph" style:parent-style-name="Standard">
      <style:text-properties style:font-name="Khmer OS" officeooo:rsid="001c9c93" officeooo:paragraph-rsid="001c9c93"/>
    </style:style>
    <style:style style:name="T1" style:family="text">
      <style:text-properties officeooo:rsid="00163bc7"/>
    </style:style>
    <style:style style:name="T2" style:family="text">
      <style:text-properties officeooo:rsid="0016c9ef"/>
    </style:style>
    <style:style style:name="T3" style:family="text">
      <style:text-properties fo:color="#00a933" loext:opacity="100%" officeooo:rsid="0016c9ef"/>
    </style:style>
    <style:style style:name="T4" style:family="text">
      <style:text-properties fo:color="#00a933" loext:opacity="100%" fo:font-weight="bold" officeooo:rsid="0016c9ef" style:font-weight-asian="bold" style:font-weight-complex="bold"/>
    </style:style>
    <style:style style:name="T5" style:family="text">
      <style:text-properties officeooo:rsid="00172eb3"/>
    </style:style>
    <style:style style:name="T6" style:family="text">
      <style:text-properties fo:font-weight="bold" officeooo:rsid="0016c9ef" style:font-weight-asian="bold" style:font-weight-complex="bold"/>
    </style:style>
    <style:style style:name="T7" style:family="text">
      <style:text-properties fo:font-weight="bold" officeooo:rsid="001990e4" style:font-weight-asian="bold" style:font-weight-complex="bold"/>
    </style:style>
    <style:style style:name="T8" style:family="text">
      <style:text-properties fo:font-weight="bold" officeooo:rsid="00163bc7" style:font-weight-asian="bold" style:font-weight-complex="bold"/>
    </style:style>
    <style:style style:name="T9" style:family="text">
      <style:text-properties officeooo:rsid="001990e4"/>
    </style:style>
    <style:style style:name="T10" style:family="text">
      <style:text-properties officeooo:rsid="001b9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9/Dec/21</text:p>
      <text:p text:style-name="P1"/>
      <text:p text:style-name="P2"><text:tab/>- annotation is more than comment on command to compiler. <text:line-break/><text:line-break/><text:span text:style-name="T1">+Polymorphism:</text:span></text:p>
      <text:p text:style-name="P2"><text:span text:style-name="T1"><text:tab/></text:span><text:span text:style-name="T6">Overload</text:span><text:span text:style-name="T7">ing</text:span><text:span text:style-name="T2"> doesn’t have anno</text:span><text:span text:style-name="T5">t</text:span><text:span text:style-name="T2">ation </text:span><text:span text:style-name="T9">like </text:span><text:span text:style-name="T7">Overridden</text:span><text:span text:style-name="T1"><text:line-break/><text:tab/>- </text:span><text:span text:style-name="T8">Overloading</text:span><text:span text:style-name="T1">: use method with the same name but difference parameter.</text:span></text:p>
      <text:p text:style-name="P1"><text:tab/>- <text:span text:style-name="T8">Overridden</text:span><text:span text:style-name="T1">: <text:s/><text:line-break/><text:tab/><text:tab/>- </text:span><text:span text:style-name="T9">annotation</text:span><text:span text:style-name="T2">: </text:span><text:span text:style-name="T3">@</text:span><text:span text:style-name="T4">Override</text:span></text:p>
      <text:p text:style-name="P5"><text:span text:style-name="T1">+</text:span><text:span text:style-name="T10">Abstraction</text:span><text:span text:style-name="T1">:</text:span></text:p>
      <text:p text:style-name="P5"><text:span text:style-name="T1"><text:tab/></text:span></text:p>
      <text:p text:style-name="P5"><text:tab/><text:span text:style-name="T10">+Syntax:</text:span></text:p>
      <text:p text:style-name="P5"><text:tab/><text:tab/><text:span text:style-name="T10">abstract class className{</text:span></text:p>
      <text:p text:style-name="P5"><text:span text:style-name="T10"><text:tab/><text:tab/><text:tab/>abstract returnType methodNameA();</text:span></text:p>
      <text:p text:style-name="P5"><text:span text:style-name="T10"><text:tab/><text:tab/>}</text:span></text:p>
      <text:p text:style-name="P5"/>
      <text:p text:style-name="P6">+ If remove public keyword by default is packag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9T10:19:31.681679891</meta:creation-date>
    <dc:date>2021-12-10T10:23:59.364436172</dc:date>
    <meta:editing-duration>PT1H8M34S</meta:editing-duration>
    <meta:editing-cycles>8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11" meta:word-count="53" meta:character-count="394" meta:non-whitespace-character-count="332"/>
  </office:meta>
</office:document-meta>
</file>